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200000090000099C000038BD3C835811.svm" manifest:media-type=""/>
  <manifest:file-entry manifest:full-path="Pictures/10000000000009500000023832C36E14.png" manifest:media-type=""/>
  <manifest:file-entry manifest:full-path="Pictures/100002010000016300000050DAFB9A08.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table:align="left"/>
    </style:style>
    <style:style style:name="Tabla2.A" style:family="table-column">
      <style:table-column-properties style:column-width="4.868cm"/>
    </style:style>
    <style:style style:name="Tabla2.B" style:family="table-column">
      <style:table-column-properties style:column-width="12.144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2.434cm"/>
    </style:style>
    <style:style style:name="Tabla3.B" style:family="table-column">
      <style:table-column-properties style:column-width="3.678cm"/>
    </style:style>
    <style:style style:name="Tabla3.C" style:family="table-column">
      <style:table-column-properties style:column-width="4.438cm"/>
    </style:style>
    <style:style style:name="Tabla3.D" style:family="table-column">
      <style:table-column-properties style:column-width="1.852cm"/>
    </style:style>
    <style:style style:name="Tabla3.E" style:family="table-column">
      <style:table-column-properties style:column-width="4.611cm"/>
    </style:style>
    <style:style style:name="Tabla3.A1" style:family="table-cell">
      <style:table-cell-properties fo:padding="0.097cm" fo:border="none"/>
    </style:style>
    <style:style style:name="Tabla3.B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0.05pt solid #000000"/>
    </style:style>
    <style:style style:name="Tabla3.B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1.817cm" style:rel-column-width="1030*"/>
    </style:style>
    <style:style style:name="Tabla4.B" style:family="table-column">
      <style:table-column-properties style:column-width="1.954cm" style:rel-column-width="1108*"/>
    </style:style>
    <style:style style:name="Tabla4.C" style:family="table-column">
      <style:table-column-properties style:column-width="8.266cm" style:rel-column-width="4686*"/>
    </style:style>
    <style:style style:name="Tabla4.D" style:family="table-column">
      <style:table-column-properties style:column-width="4.964cm" style:rel-column-width="2814*"/>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1.852cm" style:rel-column-width="7139*"/>
    </style:style>
    <style:style style:name="Tabla5.B" style:family="table-column">
      <style:table-column-properties style:column-width="7.408cm" style:rel-column-width="28558*"/>
    </style:style>
    <style:style style:name="Tabla5.C" style:family="table-column">
      <style:table-column-properties style:column-width="7.74cm" style:rel-column-width="29838*"/>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P1" style:family="paragraph" style:parent-style-name="SubtituloPortadaYDemostrativos">
      <style:text-properties officeooo:rsid="0010b37c" officeooo:paragraph-rsid="0010b37c"/>
    </style:style>
    <style:style style:name="P2" style:family="paragraph" style:parent-style-name="Standard">
      <style:text-properties officeooo:rsid="0014cfd4"/>
    </style:style>
    <style:style style:name="P3" style:family="paragraph" style:parent-style-name="Standard">
      <style:text-properties officeooo:rsid="0010b37c" officeooo:paragraph-rsid="0010b37c"/>
    </style:style>
    <style:style style:name="P4" style:family="paragraph" style:parent-style-name="Textos">
      <style:text-properties officeooo:rsid="00245c96" officeooo:paragraph-rsid="00245c96"/>
    </style:style>
    <style:style style:name="P5" style:family="paragraph" style:parent-style-name="TituloColumnaTabla">
      <style:text-properties officeooo:rsid="00245c96"/>
    </style:style>
    <style:style style:name="P6" style:family="paragraph" style:parent-style-name="TituloColumnaTabla">
      <style:text-properties officeooo:rsid="00245c96" officeooo:paragraph-rsid="00245c96"/>
    </style:style>
    <style:style style:name="P7" style:family="paragraph" style:parent-style-name="Table_20_Contents">
      <style:text-properties style:font-name="Tahoma" fo:font-size="10pt" style:font-size-asian="10.5pt"/>
    </style:style>
    <style:style style:name="P8" style:family="paragraph" style:parent-style-name="SubtituloPortadaYDemostrativos">
      <style:text-properties officeooo:paragraph-rsid="00274143"/>
    </style:style>
    <style:style style:name="P9" style:family="paragraph" style:parent-style-name="SubtituloPortadaYDemostrativos">
      <style:text-properties officeooo:rsid="001c93e0" officeooo:paragraph-rsid="001248cb"/>
    </style:style>
    <style:style style:name="P10" style:family="paragraph" style:parent-style-name="Nivel1" style:master-page-name="Pagina">
      <style:paragraph-properties style:page-number="auto"/>
      <style:text-properties officeooo:paragraph-rsid="00274143"/>
    </style:style>
    <style:style style:name="P11" style:family="paragraph" style:parent-style-name="Nivel1">
      <style:text-properties officeooo:paragraph-rsid="00283d21"/>
    </style:style>
    <style:style style:name="P12" style:family="paragraph" style:parent-style-name="TituloDemostrativo" style:master-page-name="PortadaDemostrativos">
      <style:paragraph-properties style:page-number="auto"/>
      <style:text-properties officeooo:paragraph-rsid="00274143"/>
    </style:style>
    <style:style style:name="P13" style:family="paragraph" style:parent-style-name="Enumeraciones">
      <style:text-properties officeooo:paragraph-rsid="002a2c54"/>
    </style:style>
    <style:style style:name="P14" style:family="paragraph" style:parent-style-name="Enumeraciones">
      <style:text-properties officeooo:paragraph-rsid="002ab5c3"/>
    </style:style>
    <style:style style:name="P15" style:family="paragraph" style:parent-style-name="Enumeraciones">
      <style:text-properties officeooo:paragraph-rsid="002b1082"/>
    </style:style>
    <style:style style:name="P16" style:family="paragraph" style:parent-style-name="Textos" style:master-page-name="Pagina">
      <style:paragraph-properties style:page-number="auto"/>
      <style:text-properties officeooo:rsid="00245c96" officeooo:paragraph-rsid="00245c96"/>
    </style:style>
    <style:style style:name="P17" style:family="paragraph" style:parent-style-name="Textos">
      <style:text-properties officeooo:paragraph-rsid="00274143"/>
    </style:style>
    <style:style style:name="P18" style:family="paragraph" style:parent-style-name="Textos">
      <style:text-properties officeooo:paragraph-rsid="002a2c54"/>
    </style:style>
    <style:style style:name="P19" style:family="paragraph" style:parent-style-name="Textos">
      <style:text-properties officeooo:paragraph-rsid="002ab5c3"/>
    </style:style>
    <style:style style:name="P20" style:family="paragraph" style:parent-style-name="TablaContenidosDemostrativo" style:master-page-name="Pagina">
      <style:paragraph-properties style:page-number="auto"/>
    </style:style>
    <style:style style:name="P21" style:family="paragraph" style:parent-style-name="CuerpoTabla">
      <style:text-properties officeooo:paragraph-rsid="00274143"/>
    </style:style>
    <style:style style:name="P22" style:family="paragraph" style:parent-style-name="CuerpoTabla">
      <style:text-properties officeooo:rsid="00245c96" officeooo:paragraph-rsid="00274143"/>
    </style:style>
    <style:style style:name="P23" style:family="paragraph" style:parent-style-name="Tabla_20_contenidos_20_nivel1">
      <style:paragraph-properties>
        <style:tab-stops>
          <style:tab-stop style:position="17cm" style:type="right" style:leader-style="dotted" style:leader-text="."/>
        </style:tab-stops>
      </style:paragraph-properties>
    </style:style>
    <style:style style:name="P24" style:family="paragraph" style:parent-style-name="Tabla_20_contenidos_20_nivel2">
      <style:paragraph-properties>
        <style:tab-stops>
          <style:tab-stop style:position="16.801cm" style:type="right" style:leader-style="dotted" style:leader-text="."/>
        </style:tab-stops>
      </style:paragraph-properties>
    </style:style>
    <style:style style:name="P25" style:family="paragraph" style:parent-style-name="Nivel2">
      <style:text-properties officeooo:paragraph-rsid="002a2c54"/>
    </style:style>
    <style:style style:name="P26" style:family="paragraph" style:parent-style-name="Nivel2">
      <style:text-properties officeooo:paragraph-rsid="002ab5c3"/>
    </style:style>
    <style:style style:name="T1" style:family="text">
      <style:text-properties officeooo:rsid="00245c96"/>
    </style:style>
    <style:style style:name="T2" style:family="text">
      <style:text-properties officeooo:rsid="00274143"/>
    </style:style>
    <style:style style:name="T3" style:family="text">
      <style:text-properties officeooo:rsid="00283d21"/>
    </style:style>
    <style:style style:name="T4" style:family="text">
      <style:text-properties officeooo:rsid="002a2c54"/>
    </style:style>
    <style:style style:name="T5" style:family="text">
      <style:text-properties officeooo:rsid="002ab5c3"/>
    </style:style>
    <style:style style:name="T6" style:family="text">
      <style:text-properties officeooo:rsid="002b108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4">Procedimiento de</text:span><text:span text:style-name="T2"> prueba de piezas </text:span></text:p>
      <text:p text:style-name="P3"/>
      <text:p text:style-name="SubtituloPortadaYDemostrativos">Tipo de documento: <text:span text:style-name="T1">documento técnico</text:span></text:p>
      <text:p text:style-name="P8"><text:span text:style-name="T2">21/11/2013</text:span></text:p>
      <text:p text:style-name="SubtituloPortadaYDemostrativos"/>
      <table:table table:name="Tabla2" table:style-name="Tabla2">
        <table:table-column table:style-name="Tabla2.A"/>
        <table:table-column table:style-name="Tabla2.B"/>
        <table:table-row>
          <table:table-cell table:style-name="Tabla2.A1" office:value-type="string">
            <text:p text:style-name="P6">Identificador del documento:</text:p>
          </table:table-cell>
          <table:table-cell table:style-name="Tabla2.B1" office:value-type="string">
            <text:p text:style-name="P21"><text:span text:style-name="T2">T2.0.3.1</text:span></text:p>
          </table:table-cell>
        </table:table-row>
        <table:table-row>
          <table:table-cell table:style-name="Tabla2.A2" office:value-type="string">
            <text:p text:style-name="P6">Fecha:</text:p>
          </table:table-cell>
          <table:table-cell table:style-name="Tabla2.B2" office:value-type="string">
            <text:p text:style-name="P21"><text:span text:style-name="T2">21/11/2013</text:span></text:p>
          </table:table-cell>
        </table:table-row>
        <table:table-row>
          <table:table-cell table:style-name="Tabla2.A2" office:value-type="string">
            <text:p text:style-name="P6">Actividad:</text:p>
          </table:table-cell>
          <table:table-cell table:style-name="Tabla2.B2" office:value-type="string">
            <text:p text:style-name="P21"><text:span text:style-name="T2">Definición del proceso experimental de prueba de funcionamiento de piezas</text:span></text:p>
          </table:table-cell>
        </table:table-row>
        <table:table-row>
          <table:table-cell table:style-name="Tabla2.A2" office:value-type="string">
            <text:p text:style-name="P6">Estado del documento:</text:p>
          </table:table-cell>
          <table:table-cell table:style-name="Tabla2.B2" office:value-type="string">
            <text:p text:style-name="P21"><text:span text:style-name="T2">En proceso</text:span></text:p>
          </table:table-cell>
        </table:table-row>
        <table:table-row>
          <table:table-cell table:style-name="Tabla2.A2" office:value-type="string">
            <text:p text:style-name="P6">Enlace del documento:</text:p>
          </table:table-cell>
          <table:table-cell table:style-name="Tabla2.B2" office:value-type="string">
            <text:p text:style-name="CuerpoTabla"/>
          </table:table-cell>
        </table:table-row>
      </table:table>
      <text:p text:style-name="Textos"/>
      <text:p text:style-name="P4">Abstract:</text:p>
      <text:p text:style-name="P4"/>
      <text:p text:style-name="P16">Datos de la entrega:</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7"/>
          </table:table-cell>
          <table:table-cell table:style-name="Tabla3.B1" office:value-type="string">
            <text:p text:style-name="P6">Nombre</text:p>
          </table:table-cell>
          <table:table-cell table:style-name="Tabla3.B1" office:value-type="string">
            <text:p text:style-name="P6">Compañia / Actividad</text:p>
          </table:table-cell>
          <table:table-cell table:style-name="Tabla3.B1" office:value-type="string">
            <text:p text:style-name="P6">Fecha</text:p>
          </table:table-cell>
          <table:table-cell table:style-name="Tabla3.E1" office:value-type="string">
            <text:p text:style-name="P6">Firma</text:p>
          </table:table-cell>
        </table:table-row>
        <table:table-row>
          <table:table-cell table:style-name="Tabla3.B1" office:value-type="string">
            <text:p text:style-name="P6"/>
            <text:p text:style-name="P6">Autor</text:p>
            <text:p text:style-name="P6"/>
          </table:table-cell>
          <table:table-cell table:style-name="Tabla3.B2" office:value-type="string">
            <text:p text:style-name="P21"><text:span text:style-name="T2">Silvia Carrera</text:span></text:p>
          </table:table-cell>
          <table:table-cell table:style-name="Tabla3.B2" office:value-type="string">
            <text:p text:style-name="P21"><text:span text:style-name="T2">Uvigo</text:span></text:p>
          </table:table-cell>
          <table:table-cell table:style-name="Tabla3.B2" office:value-type="string">
            <text:p text:style-name="P22"><text:span text:style-name="T2">21/11/13</text:span></text:p>
          </table:table-cell>
          <table:table-cell table:style-name="Tabla3.E2" office:value-type="string">
            <text:p text:style-name="CuerpoTabla"/>
          </table:table-cell>
        </table:table-row>
        <table:table-row>
          <table:table-cell table:style-name="Tabla3.B2" office:value-type="string">
            <text:p text:style-name="P6"/>
            <text:p text:style-name="P6">Verificado por</text:p>
            <text:p text:style-name="P6"/>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P6"/>
            <text:p text:style-name="P6">Revisado por</text:p>
            <text:p text:style-name="P6"/>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P6"/>
            <text:p text:style-name="P6">Aprobado por</text:p>
            <text:p text:style-name="P6"/>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
      <text:p text:style-name="P4"/>
      <text:p text:style-name="P4">Log del document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6">Versión</text:p>
          </table:table-cell>
          <table:table-cell table:style-name="Tabla4.A1" office:value-type="string">
            <text:p text:style-name="P6">Fecha</text:p>
          </table:table-cell>
          <table:table-cell table:style-name="Tabla4.A1" office:value-type="string">
            <text:p text:style-name="P6">Comentario</text:p>
          </table:table-cell>
          <table:table-cell table:style-name="Tabla4.D1" office:value-type="string">
            <text:p text:style-name="P6">Autor</text:p>
          </table:table-cell>
        </table:table-row>
        <table:table-row>
          <table:table-cell table:style-name="Tabla4.A2" office:value-type="string">
            <text:p text:style-name="P21"><text:span text:style-name="T2">V0</text:span></text:p>
          </table:table-cell>
          <table:table-cell table:style-name="Tabla4.A2" office:value-type="string">
            <text:p text:style-name="P22"><text:span text:style-name="T2">21/11/13</text:span></text:p>
          </table:table-cell>
          <table:table-cell table:style-name="Tabla4.A2" office:value-type="string">
            <text:p text:style-name="P21"><text:span text:style-name="T2">Redacción del documento</text:span></text:p>
          </table:table-cell>
          <table:table-cell table:style-name="Tabla4.D2" office:value-type="string">
            <text:p text:style-name="P21"><text:span text:style-name="T2">Silvia Carrera</text:span></text:p>
          </table:table-cell>
        </table:table-row>
      </table:table>
      <text:p text:style-name="P4"/>
      <text:p text:style-name="P4">Registro de cambios del documento:</text:p>
      <table:table table:name="Tabla5" table:style-name="Tabla5">
        <table:table-column table:style-name="Tabla5.A"/>
        <table:table-column table:style-name="Tabla5.B"/>
        <table:table-column table:style-name="Tabla5.C"/>
        <table:table-row>
          <table:table-cell table:style-name="Tabla5.A1" office:value-type="string">
            <text:p text:style-name="P5">Versión</text:p>
          </table:table-cell>
          <table:table-cell table:style-name="Tabla5.A1" office:value-type="string">
            <text:p text:style-name="P6">Item</text:p>
          </table:table-cell>
          <table:table-cell table:style-name="Tabla5.C1" office:value-type="string">
            <text:p text:style-name="P6">Motivo del cambio</text:p>
          </table:table-cell>
        </table:table-row>
        <table:table-row>
          <table:table-cell table:style-name="Tabla5.A2" office:value-type="string">
            <text:p text:style-name="CuerpoTabla"/>
          </table:table-cell>
          <table:table-cell table:style-name="Tabla5.A2" office:value-type="string">
            <text:p text:style-name="CuerpoTabla"/>
          </table:table-cell>
          <table:table-cell table:style-name="Tabla5.C2" office:value-type="string">
            <text:p text:style-name="CuerpoTabla"/>
          </table:table-cell>
        </table:table-row>
      </table:table>
      <text:p text:style-name="P4"/>
      <text:p text:style-name="P1"/>
      <text:p text:style-name="P1"/>
      <text:p text:style-name="P1"/>
      <text:p text:style-name="P1"/>
      <text:p text:style-name="P1"/>
      <text:p text:style-name="P1"/>
      <text:p text:style-name="P1"/>
      <text:table-of-content text:style-name="Sect1" text:protected="true" text:name="Índice de contenido1">
        <text:table-of-content-source text:outline-level="10" text:use-index-marks="false" text:use-index-source-styles="true">
          <text:index-title-template text:style-name="TablaContenidosDemostrativo">Tabla de contenido</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_20_contenidos_20_nivel2">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PieTablaIlustraciones"/>
          </text:index-source-styles>
        </text:table-of-content-source>
        <text:index-body>
          <text:index-title text:style-name="Sect1" text:name="Índice de contenido1_Head">
            <text:p text:style-name="P20">Tabla de contenido</text:p>
          </text:index-title>
          <text:p text:style-name="P23"><text:a xlink:type="simple" xlink:href="#__RefHeading__382_1716881737" text:style-name="Index_20_Link" text:visited-style-name="Index_20_Link">1: Propósito del procedimiento:<text:tab/>4</text:a></text:p>
          <text:p text:style-name="P23"><text:a xlink:type="simple" xlink:href="#__RefHeading__384_1716881737" text:style-name="Index_20_Link" text:visited-style-name="Index_20_Link">2: Definición del procedimiento:<text:tab/>4</text:a></text:p>
          <text:p text:style-name="P24"><text:a xlink:type="simple" xlink:href="#__RefHeading__386_1716881737" text:style-name="Index_20_Link" text:visited-style-name="Index_20_Link">2.1: Procedimiento a seguir para la comprobación de un equipo completo.<text:tab/>4</text:a></text:p>
          <text:p text:style-name="P24"><text:a xlink:type="simple" xlink:href="#__RefHeading__413_1716881737" text:style-name="Index_20_Link" text:visited-style-name="Index_20_Link">2.2: Procedimiento a seguir para la verificación de componentes sueltos.<text:tab/>5</text:a></text:p>
        </text:index-body>
      </text:table-of-content>
      <text:p text:style-name="Nivel1"/>
      <text:p text:style-name="P2"/>
      <text:p text:style-name="P9"/>
      <text:p text:style-name="P10"><text:bookmark-start text:name="__RefHeading__382_1716881737"/><text:span text:style-name="T2">1: Propósito del </text:span><text:span text:style-name="T4">procedimiento</text:span><text:span text:style-name="T2">:</text:span><text:bookmark-end text:name="__RefHeading__382_1716881737"/></text:p>
      <text:p text:style-name="P17"><text:span text:style-name="T2">El objetivo de </text:span><text:span text:style-name="T4">la elaboración de este procedimiento no es otra que </text:span><text:span text:style-name="T2"><text:s/>determinar el proceso a seguir para la comprobación del correcto funcionamiento de piezas provenientes de distintos equipos y la posibilidad de completar equipos </text:span><text:span text:style-name="T3">con piezas retiradas de otros, </text:span><text:span text:style-name="T4">siendo estas previamente verificadas.</text:span></text:p>
      <text:p text:style-name="P18"><text:span text:style-name="T4">Para la elaboración de los demostrativos para la fase B2 del proyecto ecoRaee, los componentes del PC que se necesitarán son:</text:span></text:p>
      <text:p text:style-name="Enumeraciones"><text:span text:style-name="T4">- Bus IDE.</text:span></text:p>
      <text:p text:style-name="P13"><text:span text:style-name="T4">- Memoria RAM.</text:span></text:p>
      <text:p text:style-name="P13"><text:span text:style-name="T4">- Placa base.</text:span></text:p>
      <text:p text:style-name="P13"><text:span text:style-name="T4">- Procesador.</text:span></text:p>
      <text:p text:style-name="P13"><text:span text:style-name="T4">- Fuente de alimentación.</text:span></text:p>
      <text:p text:style-name="Textos"><text:span text:style-name="T4"/></text:p>
      <text:p text:style-name="P19"><text:span text:style-name="T5">Para llevar a cabo la comprobación necesitaremos:</text:span></text:p>
      <text:p text:style-name="P15"><text:span text:style-name="T6">- Equipo de prueba de componentes: equipo para el que previamente se ha verificado su correcto funcionamiento y que esta formado por componentes de características similares a los que se pretende verificar.</text:span></text:p>
      <text:p text:style-name="P15"><text:span text:style-name="T6">- Equipo a procesar: equipo del que se pretende verificar su correcto funcionamiento.</text:span></text:p>
      <text:p text:style-name="P15"><text:span text:style-name="T6">- Componentes sueltos.</text:span></text:p>
      <text:p text:style-name="Textos"><text:span text:style-name="T6"/></text:p>
      <text:p text:style-name="P11"><text:bookmark-start text:name="__RefHeading__384_1716881737"/><text:span text:style-name="T3">2: </text:span><text:span text:style-name="T4">Definición del procedimiento:</text:span><text:bookmark-end text:name="__RefHeading__384_1716881737"/></text:p>
      <text:p text:style-name="P25"><text:bookmark-start text:name="__RefHeading__386_1716881737"/><text:span text:style-name="T4">2.1: Procedimiento a seguir para la comprobación de un equipo completo.</text:span><text:bookmark-end text:name="__RefHeading__386_1716881737"/></text:p>
      <text:p text:style-name="P18"><text:span text:style-name="T4">En el caso de recibir un equipo completo, se actuará del siguiente modo:</text:span></text:p>
      <text:p text:style-name="P13"><text:span text:style-name="T4">- Conectar monitor, teclado, toma de red </text:span><text:span text:style-name="T5">y alimentación al equipo.</text:span></text:p>
      <text:p text:style-name="P14"><text:span text:style-name="T5">- Encender el equipo. Si el PC arranca correctamente, se procerá a la identificación mediante software de todos sus componentes mediante el proceso descrito en el documento T0.1.2 y el proceso habrá finalizado en este punto. En caso de que el equipo a procesar no arranque correctamente, se procerá con los siguientes pasos.</text:span></text:p>
      <text:p text:style-name="P14"><text:span text:style-name="T5">- Identificar el/los posible/s componente/s que causan el mal funcionamiento (repetir los 3 pasos siguientes para cada componente sospechoso de avería).</text:span></text:p>
      <text:p text:style-name="P14"><text:span text:style-name="T5">- Retirar el componente del PC que se está procesando.</text:span></text:p>
      <text:p text:style-name="P14"><text:span text:style-name="T5"/></text:p>
      <text:p text:style-name="P14"><text:span text:style-name="T5"/></text:p>
      <text:p text:style-name="P14"><text:soft-page-break/><text:span text:style-name="T5">- Sustituir el componente retirado en el equipo de prueba de componentes para comprobar si es éste el elemento causante del mal funcinamiento.</text:span></text:p>
      <text:p text:style-name="P14"><text:span text:style-name="T5">- Arrancar el equipo de </text:span><text:span text:style-name="T6">prueba de componentes</text:span><text:span text:style-name="T5">. Si e</text:span><text:span text:style-name="T6">ste equipo</text:span><text:span text:style-name="T5"> funciona correctamente con el componente retirado, devolver el componente al equipo a procesar y continuar buscando en éste equipo componentes defectuosos. En caso contrario, depositar el componente en el lugar dispuesto para su posterior envío a reciclado por ser un componente no reusable.</text:span></text:p>
      <text:p text:style-name="Nivel2"><text:span text:style-name="T5"/></text:p>
      <text:p text:style-name="P26"><text:bookmark-start text:name="__RefHeading__413_1716881737"/><text:span text:style-name="T5">2.2: Procedimiento a seguir para la verificación de componentes sueltos.</text:span><text:bookmark-end text:name="__RefHeading__413_1716881737"/></text:p>
      <text:p text:style-name="P19"><text:span text:style-name="T5">En el caso de recibir componentes sueltos procedentes de distintos equipos, se actuará del siguiente modo:</text:span></text:p>
      <text:p text:style-name="P14"><text:span text:style-name="T5">- </text:span><text:span text:style-name="T6">Sustituir el componente suelto a verificar en el equipo de prueba de componentes.</text:span></text:p>
      <text:p text:style-name="P15"><text:span text:style-name="T6">- Arrancar el equipo de prueba de componentes. Si el equipo de prueba de componentes funciona correctamente, almacenar el componente suelto en el lugar indicado para su posterior utilización. En caso contrario, depositar el componente en el lugar dispuesto para su posterior envío a reciclado por ser un componente no reusable.</text:span></text:p>
      <text:p text:style-name="P15"><text:span text:style-name="T6"/></text:p>
      <text:p text:style-name="P14"><text:span text:style-name="T5"/></text:p>
      <text:p text:style-name="P18"><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contextual-spacing="false" style:page-number="auto"/>
      <style:text-properties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 fo:font-size="8pt"/>
    </style:style>
    <style:style style:name="TituloDemostrativo" style:family="paragraph" style:parent-style-name="SubtituloPortadaYDemostrativos" style:master-page-name="">
      <style:paragraph-properties fo:margin-top="0cm" fo:margin-bottom="1cm" style:contextual-spacing="false" style:page-number="auto"/>
      <style:text-properties fo:font-size="17pt" fo:font-weight="normal" style:font-size-asian="10.5pt"/>
    </style:style>
    <style:style style:name="Nivel1" style:family="paragraph" style:parent-style-name="SubtituloPortadaYDemostrativos" style:master-page-name="">
      <style:paragraph-properties fo:margin-top="0cm" fo:margin-bottom="1cm" style:contextual-spacing="false" style:page-number="auto"/>
      <style:text-properties style:font-name="Tahoma1"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contextual-spacing="false" style:page-number="auto"/>
      <style:text-properties style:font-name="Tahoma" fo:font-size="10pt" style:font-size-asian="10.5pt"/>
    </style:style>
    <style:style style:name="Enumeraciones" style:family="paragraph" style:parent-style-name="Textos" style:master-page-name="">
      <style:paragraph-properties fo:margin-top="0cm" fo:margin-bottom="0cm" style:contextual-spacing="false" style:page-number="auto"/>
      <style:text-properties style:font-size-asian="10.5pt"/>
    </style:style>
    <style:style style:name="TituloColumnaTabla" style:family="paragraph" style:parent-style-name="Textos" style:master-page-name="">
      <style:paragraph-properties fo:margin-top="0cm" fo:margin-bottom="0cm" style:contextual-spacing="false"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left="0.101cm" fo:margin-right="0cm" fo:text-indent="0cm" style:auto-text-indent="false" style:page-number="auto"/>
      <style:text-properties fo:font-size="8pt" style:font-size-asian="10.5pt"/>
    </style:style>
    <style:style style:name="Tabla_20_contenidos_20_nivel1" style:display-name="Tabla contenidos nivel1" style:family="paragraph" style:parent-style-name="TablaContenidosDemostrativo" style:master-page-name="">
      <style:paragraph-properties fo:margin-left="0cm" fo:margin-right="0cm" fo:margin-top="1cm" fo:margin-bottom="0.3cm" style:contextual-spacing="false" fo:text-indent="0cm" style:auto-text-indent="false" style:page-number="auto"/>
      <style:text-properties style:font-name="Tahoma" fo:font-size="10.1000003814697pt" style:font-size-asian="10.5pt"/>
    </style:style>
    <style:style style:name="Tabla_20_contenidos_20_nivel2" style:display-name="Tabla contenidos nivel2" style:family="paragraph" style:parent-style-name="TablaContenidosDemostrativo" style:master-page-name="">
      <style:paragraph-properties fo:margin-left="0cm" fo:margin-right="0cm" fo:margin-top="0cm" fo:margin-bottom="0cm" style:contextual-spacing="false" fo:text-indent="0.199cm" style:auto-text-indent="false" style:page-number="auto"/>
      <style:text-properties style:font-name="Tahoma" fo:font-size="10pt" style:font-size-asian="10.5pt"/>
    </style:style>
    <style:style style:name="Nivel2" style:family="paragraph" style:parent-style-name="Nivel1" style:master-page-name="">
      <style:paragraph-properties style:page-number="auto"/>
      <style:text-properties fo:font-size="10.3999996185303pt" style:font-size-asian="10.5pt"/>
    </style:style>
    <style:style style:name="Nivel3" style:family="paragraph" style:parent-style-name="Tabla_20_contenidos_20_nivel2" style:master-page-name="">
      <style:paragraph-properties fo:margin-left="0cm" fo:margin-right="0cm" fo:margin-top="0cm" fo:margin-bottom="1cm" style:contextual-spacing="false" fo:text-align="start" style:justify-single-word="false" fo:text-indent="0cm" style:auto-text-indent="false" style:page-number="auto"/>
      <style:text-properties fo:font-size="10.3000001907349pt"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NumeroPagina"><draw:frame draw:style-name="Mfr1" draw:name="gráficos3" text:anchor-type="paragraph" svg:x="-0.069cm" svg:y="0.106cm" svg:width="3.328cm" svg:height="1.101cm" draw:z-index="7"><draw:image xlink:href="Pictures/100002010000016300000050DAFB9A08.png" xlink:type="simple" xlink:show="embed" xlink:actuate="onLoad"/></draw:frame><text:tab/><text:tab/><text:tab/><text:tab/><text:tab/><text:tab/><text:tab/><text:tab/><text:tab/><text:tab/><text:tab/><text:tab/><text:tab/><text:page-number text:select-page="current">5</text:page-number></text:p>
      </style:header>
      <style:footer>
        <text:p text:style-name="Footer"><draw:frame draw:style-name="Mfr2" draw:name="gráficos1" text:anchor-type="paragraph" svg:width="17cm" svg:height="4.05cm" draw:z-index="3"><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draw:frame draw:style-name="Mfr1" draw:name="gráficos4" text:anchor-type="paragraph" svg:x="0cm" svg:y="2.699cm" svg:width="20.999cm" svg:height="14.526cm" draw:z-index="8"><draw:image xlink:href="Pictures/200000090000099C000038BD3C835811.svm"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1T13:23:03.73</meta:creation-date>
    <dc:date>2013-11-21T12:10:23</dc:date>
    <meta:editing-duration>PT59M4S</meta:editing-duration>
    <meta:editing-cycles>11</meta:editing-cycles>
    <meta:generator>LibreOffice/4.0.2.2$Linux_X86_64 LibreOffice_project/400m0$Build-2</meta:generator>
    <dc:creator>Silvia </dc:creator>
    <meta:document-statistic meta:table-count="4" meta:image-count="3" meta:object-count="0" meta:page-count="5" meta:paragraph-count="70" meta:word-count="549" meta:character-count="3572" meta:non-whitespace-character-count="3052"/>
  </office:meta>
</office:document-meta>
</file>